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charset="x-symbol"/>
    <style:font-face style:name="Symbol1" svg:font-family="Symbol" style:font-family-generic="system" style:font-pitch="variable"/>
    <style:font-face style:name="Verdana" svg:font-family="Verdana" style:font-family-generic="swiss" style:font-pitch="variable"/>
  </office:font-face-decls>
  <office:automatic-styles>
    <style:style style:name="P1" style:family="paragraph" style:parent-style-name="Title">
      <style:text-properties officeooo:rsid="00158c68" officeooo:paragraph-rsid="00158c68"/>
    </style:style>
    <style:style style:name="P2" style:family="paragraph" style:parent-style-name="Heading_20_1">
      <style:text-properties officeooo:rsid="00158c68" officeooo:paragraph-rsid="00158c68"/>
    </style:style>
    <style:style style:name="P3" style:family="paragraph" style:parent-style-name="Heading_20_2">
      <style:text-properties officeooo:rsid="00158c68" officeooo:paragraph-rsid="00158c68"/>
    </style:style>
    <style:style style:name="P4" style:family="paragraph" style:parent-style-name="Text_20_body">
      <style:text-properties fo:font-weight="bold" officeooo:rsid="00158c68" officeooo:paragraph-rsid="00158c68" style:font-weight-asian="bold" style:font-weight-complex="bold"/>
    </style:style>
    <style:style style:name="P5" style:family="paragraph" style:parent-style-name="Text_20_body">
      <style:text-properties fo:font-weight="normal" officeooo:rsid="00158c68" officeooo:paragraph-rsid="00158c68" style:font-weight-asian="normal" style:font-weight-complex="normal"/>
    </style:style>
    <style:style style:name="P6" style:family="paragraph" style:parent-style-name="Heading_20_1">
      <style:text-properties officeooo:paragraph-rsid="00175167"/>
    </style:style>
    <style:style style:name="P7" style:family="paragraph" style:parent-style-name="Standard" style:list-style-name="WWNum3">
      <style:paragraph-properties fo:margin-top="0in" fo:margin-bottom="0.111in" style:contextual-spacing="false" fo:text-indent="0in" style:auto-text-indent="false"/>
      <style:text-properties officeooo:paragraph-rsid="00175167"/>
    </style:style>
    <style:style style:name="P8" style:family="paragraph" style:parent-style-name="List_20_Paragraph" style:list-style-name="WWNum3">
      <style:paragraph-properties fo:margin-top="0in" fo:margin-bottom="0.111in" style:contextual-spacing="true" fo:line-height="108%"/>
      <style:text-properties officeooo:paragraph-rsid="00175167"/>
    </style:style>
    <style:style style:name="P9" style:family="paragraph" style:parent-style-name="Standard">
      <style:text-properties style:font-name="Verdana" fo:font-size="11pt" officeooo:rsid="0017fb16" officeooo:paragraph-rsid="0017fb16" style:font-size-asian="11pt" style:font-size-complex="11pt"/>
    </style:style>
    <style:style style:name="P10" style:family="paragraph" style:parent-style-name="Standard">
      <style:text-properties style:font-name="Verdana" fo:font-size="11pt" officeooo:paragraph-rsid="00175167" style:font-size-asian="11pt" style:font-size-complex="11pt"/>
    </style:style>
    <style:style style:name="P11" style:family="paragraph" style:parent-style-name="List_20_Paragraph">
      <style:paragraph-properties fo:margin-left="0.5in" fo:margin-top="0in" fo:margin-bottom="0.111in" style:contextual-spacing="true" fo:line-height="108%" fo:text-indent="0in" style:auto-text-indent="false"/>
      <style:text-properties officeooo:paragraph-rsid="00175167"/>
    </style:style>
    <style:style style:name="P12" style:family="paragraph" style:parent-style-name="List_20_Paragraph">
      <style:paragraph-properties fo:margin-top="0in" fo:margin-bottom="0.111in" style:contextual-spacing="true" fo:line-height="108%"/>
      <style:text-properties officeooo:paragraph-rsid="00175167"/>
    </style:style>
    <style:style style:name="P13" style:family="paragraph" style:parent-style-name="Standard">
      <style:text-properties officeooo:paragraph-rsid="00175167"/>
    </style:style>
    <style:style style:name="P14" style:family="paragraph" style:parent-style-name="Standard">
      <style:paragraph-properties fo:margin-left="0.25in"/>
      <style:text-properties officeooo:paragraph-rsid="00175167"/>
    </style:style>
    <style:style style:name="T1" style:family="text">
      <style:text-properties officeooo:rsid="00158c68"/>
    </style:style>
    <style:style style:name="T2" style:family="text">
      <style:text-properties officeooo:rsid="00175167"/>
    </style:style>
    <style:style style:name="T3" style:family="text">
      <style:text-properties style:font-name="Verdana" fo:font-size="11pt" style:font-size-asian="11pt" style:font-size-complex="11pt"/>
    </style:style>
    <style:style style:name="T4" style:family="text">
      <style:text-properties style:font-name="Verdana" fo:font-size="11pt" officeooo:rsid="00175167" style:font-size-asian="11pt" style:font-size-complex="11pt"/>
    </style:style>
    <style:style style:name="T5" style:family="text">
      <style:text-properties style:font-name="Verdana" fo:font-size="11pt" officeooo:rsid="0017fb16" style:font-size-asian="11pt" style:font-size-complex="11pt"/>
    </style:style>
    <style:style style:name="T6" style:family="text">
      <style:text-properties officeooo:rsid="0018bc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vacy, Technology &amp; Human Rights Assignment</text:p>
      <text:h text:style-name="P2" text:outline-level="1">Part 1:</text:h>
      <text:h text:style-name="P3" text:outline-level="2">Philosophers &amp; Legal Thinkers:</text:h>
      <text:p text:style-name="P4">Aristotle:</text:p>
      <text:p text:style-name="P5">Aristotle differentiates the private and the public as the oikos and polis respectively, also defined as private family life and public politics. Aristotle defines oikos as a 3 hierarchy system</text:p>
      <text:h text:style-name="P6" text:outline-level="1"><text:span text:style-name="T1">Part </text:span><text:span text:style-name="T2">3</text:span><text:span text:style-name="T1">:</text:span></text:h>
      <text:list text:style-name="WWNum3">
        <text:list-item>
          <text:p text:style-name="P7" loext:marker-style-name="T3"><text:span text:style-name="T3">What are some popular culture depictions of artificial intelligence you have seen in film or television? How do you think popular culture has influenced perceptions of AI?</text:span></text:p>
          <text:p text:style-name="P7" loext:marker-style-name="T3"><text:span text:style-name="T4">AI has been featured in movies such as </text:span><text:span text:style-name="T3">Terminator, 2001: A Space Odyssey, </text:span><text:span text:style-name="T4">Ex Machina and </text:span><text:span text:style-name="T3">Blade Runner</text:span><text:span text:style-name="T4"> and</text:span><text:span text:style-name="T3"> depicts AI as extremely intelligent both in the traditional sense </text:span><text:span text:style-name="T4">as well as</text:span><text:span text:style-name="T3"> emotionally. </text:span><text:span text:style-name="T4">AI is often the antagonist of the story, bringing ruin to humanity or a similar plight which may shif</text:span><text:span text:style-name="T5">t public perception towards a negative view of AI. </text:span></text:p>
        </text:list-item>
        <text:list-item>
          <text:p text:style-name="P8" loext:marker-style-name="T3"><text:span text:style-name="T3">How do algorithms influence what news we see online or the perspectives we see on social media? How does AI shape the way we all think?</text:span></text:p>
        </text:list-item>
      </text:list>
      <text:p text:style-name="P9" loext:marker-style-name="T3">Algorithms and more recently, AI are used to curate news feeds, search rankings, social media, and other avenues of information dissemination. The power given to these algorithms can easily promote stories which fit a narrative whilst burying the ones that are contrary. This power is incredibly dangerous if the algorithm is designed with a certain agenda and can easily manipulate our perspectives on various topics.</text:p>
      <text:p text:style-name="P9" loext:marker-style-name="T3"/>
      <text:list text:continue-numbering="true" text:style-name="WWNum3">
        <text:list-item>
          <text:p text:style-name="P8" loext:marker-style-name="T3"><text:span text:style-name="T3">Joy Buolamwini’s research challenged the idea that technology is a neutral decision maker and immune to human bias. What is bias? How did Buolamwini’s work help to expose AI bias?</text:span></text:p>
        </text:list-item>
      </text:list>
      <text:p text:style-name="P9" loext:marker-style-name="T3">Bias is a </text:p>
      <text:list text:continue-numbering="true" text:style-name="WWNum3">
        <text:list-item>
          <text:p text:style-name="P8" loext:marker-style-name="T3"><text:span text:style-name="T3">What civil rights are at stake when it comes to automated decision making? What protections do we need to safeguard as AI develops in the future? How does the development of ChatGPT and the like make these rights’ protections even more important. </text:span></text:p>
        </text:list-item>
      </text:list>
      <text:p text:style-name="P10" loext:marker-style-name="T3"/>
      <text:list text:continue-numbering="true" text:style-name="WWNum3">
        <text:list-item>
          <text:p text:style-name="P8" loext:marker-style-name="T3"><text:span text:style-name="T3">Who is harmed by AI bias? How does power factor into who is harmed and who benefits from AI products?</text:span></text:p>
        </text:list-item>
      </text:list>
      <text:p text:style-name="P11" loext:marker-style-name="T3"><text:soft-page-break/><text:span text:style-name="T3">Algorithms are inherently biased due to training data generated by humans. However, AI is often treated as </text:span></text:p>
      <text:p text:style-name="P10" loext:marker-style-name="T3"/>
      <text:list text:continue-numbering="true" text:style-name="WWNum3">
        <text:list-item>
          <text:p text:style-name="P8" loext:marker-style-name="T3"><text:span text:style-name="T3">Amy Webb in the film says: “I would prefer to see our Western democratic ideals baked into our AI systems of the future.” What ideas or values would you like to see incorporated into AI development?</text:span></text:p>
        </text:list-item>
      </text:list>
      <text:p text:style-name="P9" loext:marker-style-name="T3">I think a crucial value missing from current AI development is accountability. <text:span text:style-name="T6">Many companies unethically source their training data and improperly vet it <text:s/>in a way in which biases surface within trained AI models. Regulation of AI is quite lax due to the technology only seeing a recent surge in interest and thus, accountability is minimal and not encouraged. Such values should be incorporated into AI development to ensure ethical models are released and used in the crucial applications AI may be integrated into.</text:span></text:p>
      <text:p text:style-name="P12" loext:marker-style-name="T3"/>
      <text:list text:continue-numbering="true" text:style-name="WWNum3">
        <text:list-item>
          <text:p text:style-name="P8" loext:marker-style-name="T3"><text:span text:style-name="T3">Do you think police or immigration enforcement should be allowed to search databases that store your driver’s license photo or passport photo? Explain your response. </text:span></text:p>
        </text:list-item>
      </text:list>
      <text:p text:style-name="P13" loext:marker-style-name="T3"><text:span text:style-name="T3"><text:tab/></text:span></text:p>
      <text:list text:continue-numbering="true" text:style-name="WWNum3">
        <text:list-item>
          <text:p text:style-name="P8" loext:marker-style-name="T3"><text:span text:style-name="T3">Joy Buolamwini says in the film: “Because of the power of these tools, left unregulated there’s really no kind of recourse if they’re abused. We need laws.” Do you agree that AI should be regulated? Why or why not? How might governments regulate AI? What are some of the difficulties lawmakers face when trying to regulate AI and technology in general?</text:span></text:p>
        </text:list-item>
      </text:list>
      <text:p text:style-name="P10" loext:marker-style-name="T3"/>
      <text:list text:continue-numbering="true" text:style-name="WWNum3">
        <text:list-item>
          <text:p text:style-name="P8" loext:marker-style-name="T3"><text:span text:style-name="T3">Studies found that racial bias in algorithms used in the courts for sentencing and in hospitals to recommend health care – even though the AI did not factor in race data. How does this happen? What is causing biased results? </text:span></text:p>
        </text:list-item>
      </text:list>
      <text:p text:style-name="P10" loext:marker-style-name="T3"/>
      <text:p text:style-name="P14" loext:marker-style-name="T3"><text:span text:style-name="T3">10. Choose one person or group in the film and research what they have been doing and </text:span></text:p>
      <text:p text:style-name="P14" loext:marker-style-name="T3"><text:span text:style-name="T3"><text:s text:c="6"/>saying about new developments in AI. Choose from Joy Buolamwini, Cathy O’Neil, Amy </text:span></text:p>
      <text:p text:style-name="P14" loext:marker-style-name="T3"><text:span text:style-name="T3"><text:s text:c="6"/>Webb, Ravi Naik, Zeynap Tufecki or Big Brother Watch or the Algorithmic Justice League. </text:span></text:p>
      <text:p text:style-name="P14" loext:marker-style-name="T3"><text:span text:style-name="T3"><text:s text:c="6"/>Write a paragraph or two describing their work and continued contributions to the </text:span></text:p>
      <text:p text:style-name="P14" loext:marker-style-name="T3"><text:span text:style-name="T3"><text:s text:c="6"/>discussion on AI and human right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charset="x-symbol"/>
    <style:font-face style:name="Symbol1" svg:font-family="Symbol" style:font-family-generic="system"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paragraph-properties fo:margin-left="0.5in" fo:margin-top="0in" fo:margin-bottom="0in" style:contextual-spacing="true"/>
    </style:style>
    <style:style style:name="ListLabel_20_19" style:display-name="ListLabel 19" style:family="text"/>
    <style:style style:name="ListLabel_20_20" style:display-name="ListLabel 20" style:family="text">
      <style:text-properties style:font-name="Aptos" fo:font-family="Aptos" style:font-family-generic="roman" style:font-pitch="variable" style:font-name-complex="Symbol1" style:font-family-complex="Symbol" style:font-family-generic-complex="system" style:font-pitch-complex="variable"/>
    </style:style>
    <style:style style:name="ListLabel_20_21" style:display-name="ListLabel 21" style:family="text">
      <style:text-properties style:font-name="Aptos" fo:font-family="Aptos" style:font-family-generic="roman" style:font-pitch="variable" style:font-name-complex="Symbol1" style:font-family-complex="Symbol" style:font-family-generic-complex="system" style:font-pitch-complex="variable"/>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15:17:52.551099795</meta:creation-date>
    <dc:date>2025-04-02T01:35:34.144070484</dc:date>
    <meta:editing-duration>PT1H6M51S</meta:editing-duration>
    <meta:editing-cycles>3</meta:editing-cycles>
    <meta:generator>LibreOffice/24.8.6.1$Linux_X86_64 LibreOffice_project/480$Build-1</meta:generator>
    <meta:document-statistic meta:table-count="0" meta:image-count="0" meta:object-count="0" meta:page-count="2" meta:paragraph-count="26" meta:word-count="652" meta:character-count="3884" meta:non-whitespace-character-count="3228"/>
  </office:meta>
</office:document-meta>
</file>